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40000007DF423DA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MT" svg:font-family="'Arial MT'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</office:font-face-decls>
  <office:automatic-styles>
    <style:style style:name="P1" style:family="paragraph" style:parent-style-name="Title">
      <style:text-properties officeooo:paragraph-rsid="000e3f35"/>
    </style:style>
    <style:style style:name="T1" style:family="text">
      <style:text-properties officeooo:rsid="000e3f35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.34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span text:style-name="T1">Evaluación 2 </text:span></text:p>
      <text:p text:style-name="P1">É<text:span text:style-name="T1">tica profesional</text:span></text:p>
      <text:p text:style-name="Titl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Heading_20_2" text:outline-level="2">Análisis del Caso A:</text:h>
      <text:h text:style-name="Heading_20_3" text:outline-level="3">Principio de Beneficencia</text:h>
      <text:p text:style-name="Standard">La beneficencia se refiere a la obligación de actuar en beneficio de los demás, promoviendo su bienestar. En este caso, significa asegurarte de que todos los pacientes, independientemente de su edad o condición social, reciban la mejor atención posible. Como jefe(a) del área de enfermería, es tu deber garantizar que las enfermeras traten a todos los pacientes con dignidad y cuidado, promoviendo su bienestar en todo momento.</text:p>
      <text:p text:style-name="Standard"/>
      <text:h text:style-name="Heading_20_3" text:outline-level="3">Principio de No Maleficencia</text:h>
      <text:p text:style-name="Standard">Este principio implica evitar causar daño. La actitud de la enfermera hacia los pacientes ancianos podría conducir a un tratamiento negligente o inadecuado, lo que sería un claro ejemplo de maleficencia. Tu intervención es necesaria para prevenir que se les cause daño a estos pacientes vulnerables.</text:p>
      <text:p text:style-name="Standard"/>
      <text:h text:style-name="Heading_20_3" text:outline-level="3">Principio de Justicia</text:h>
      <text:p text:style-name="Standard">El principio de justicia se refiere a la equidad en el trato y la distribución de recursos. Todos los pacientes, independientemente de su edad o condición, tienen derecho a recibir atención médica justa y equitativa. Ignorar a los pacientes ancianos simplemente porque son mayores y están solos sería una violación de este principio.</text:p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3" text:outline-level="3">Principio de Autonomía</text:h>
      <text:p text:style-name="Standard">La autonomía se refiere al derecho de los pacientes a tomar decisiones informadas sobre su propio cuidado. Aunque los pacientes ancianos en este caso puedan estar solos y vulnerables, siguen teniendo derecho a ser tratados con respeto y a tener voz en su cuidado, en la medida en que sea posible.</text:p>
      <text:p text:style-name="Standard"/>
      <text:h text:style-name="Heading_20_3" text:outline-level="3">Procedimiento a Seguir:</text:h>
      <text:p text:style-name="Standard"><text:span text:style-name="T2">Intervenir Inmediatamente: </text:span>Hablar con las enfermeras involucradas y recordarles la importancia de tratar a todos los pacientes con dignidad y respeto, independientemente de su edad o condición social.</text:p>
      <text:p text:style-name="Standard"/>
      <text:p text:style-name="Standard"><text:span text:style-name="T2">Capacitación:</text:span> Organizar sesiones de formación y sensibilización sobre la importancia de los Cuatro Principios Bioéticos en la práctica diaria de la enfermería.</text:p>
      <text:p text:style-name="Standard"/>
      <text:p text:style-name="Standard"><text:span text:style-name="T2">Monitoreo:</text:span> Establecer un sistema de monitoreo para asegurar que todos los pacientes están recibiendo el cuidado adecuado y que no se están tomando decisiones basadas en prejuicios o discriminación.</text:p>
      <text:p text:style-name="Standard"/>
      <text:p text:style-name="Standard"><text:span text:style-name="T2">Reportar:</text:span> Si la conducta de la enfermera persiste, es necesario reportarla a las autoridades competentes, ya que su actitud puede poner en riesgo la salud y el bienestar de los pacientes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MT" svg:font-family="'Arial MT'" style:font-adornments="Norm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</style:paragraph-properties>
      <style:text-properties style:font-name="Arial MT" fo:font-family="'Arial MT'" style:font-style-name="Normal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.34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char" svg:x="11.807cm" svg:y="-1.316cm" svg:width="4.868cm" svg:height="1.556cm" draw:z-index="1"><draw:image xlink:href="Pictures/10000000000001940000007DF423DA8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6:39:02.567049792</meta:creation-date>
    <dc:date>2024-08-31T16:48:06.184169115</dc:date>
    <meta:editing-duration>PT9M4S</meta:editing-duration>
    <meta:editing-cycles>1</meta:editing-cycles>
    <meta:document-statistic meta:table-count="0" meta:image-count="1" meta:object-count="0" meta:page-count="3" meta:paragraph-count="16" meta:word-count="351" meta:character-count="2267" meta:non-whitespace-character-count="1931"/>
    <meta:generator>LibreOffice/24.2.5.2$Linux_X86_64 LibreOffice_project/420$Build-2</meta:generator>
  </office:meta>
</office:document-meta>
</file>